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bd58" officeooo:paragraph-rsid="001bbd58"/>
    </style:style>
    <style:style style:name="P2" style:family="paragraph" style:parent-style-name="Standard">
      <style:text-properties officeooo:rsid="001c87a8" officeooo:paragraph-rsid="001c87a8"/>
    </style:style>
    <style:style style:name="P3" style:family="paragraph" style:parent-style-name="Standard">
      <style:text-properties officeooo:rsid="001e17b5" officeooo:paragraph-rsid="001e17b5"/>
    </style:style>
    <style:style style:name="T1" style:family="text">
      <style:text-properties officeooo:rsid="001e17b5"/>
    </style:style>
    <style:style style:name="T2" style:family="text">
      <style:text-properties officeooo:rsid="001f3993"/>
    </style:style>
    <style:style style:name="T3" style:family="text">
      <style:text-properties officeooo:rsid="00207ec9"/>
    </style:style>
    <style:style style:name="T4" style:family="text">
      <style:text-properties officeooo:rsid="002250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tkeys und das Lua-Interface</text:p>
      <text:p text:style-name="P1"/>
      <text:p text:style-name="P2">Jedem Schiff wird über dessen ID ein Lua-Script zugeordnet. Dabei gibt es neben einer gemeinsamen <text:span text:style-name="T2">Bibliothek</text:span> und den üblichen Lua-Funktionen eine Programmierschnittstelle(API) zur Kontrolle des zugeordneten Schiffs. <text:span text:style-name="T1">In der aktuellen Version gibt es 3 Call-In Funktionen: update wird in einem regelmässigen Intervall von 0.2 Sekunden aufgerufen und gleichzeitig die time-Variable gesetzt und je eine Funktion, die aufgerufen wird, wenn ein Objekt im Radar aufgetaucht beziehungsweise verschwunden ist. Objekte auf dem Radar werden mit einer ID identifiziert, womit das Lua-Programm weitere Informationen wie Distanz und Richtung des Objekts erfragen kann. Schiffsmodule werden per Name identifiziert. Damit können einzelne oder Gruppen von entweder Raketenwerfern oder Antrieben angesteuert werden.</text:span></text:p>
      <text:p text:style-name="P1"/>
      <text:p text:style-name="P3">Um das Schiff als Spieler zu kontrollieren, können einzelne Tasten auf Lua-Funktionen abgebildet werden. Dabei werden je unterschiedliche, einzeilige Befehle bei Tastendruck, andauernd während die Taste gedrückt <text:span text:style-name="T2">ist</text:span> oder <text:span text:style-name="T2">beim L</text:span>oslassen der Taste ausgeführt. Diese Befehle können auf Funktionen <text:span text:style-name="T3">und Variablen</text:span> im schiffseigenen Lua-Skript, <text:span text:style-name="T2">Bibliothek und API</text:span> zugreifen. <text:span text:style-name="T4">Somit sind indirekt mehrzeilige Befehle möglich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2T22:22:58.390000000</meta:creation-date>
    <dc:date>2014-10-12T22:49:29.388000000</dc:date>
    <meta:editing-duration>PT25M52S</meta:editing-duration>
    <meta:editing-cycles>7</meta:editing-cycles>
    <meta:generator>LibreOffice/4.1.4.2$Windows_x86 LibreOffice_project/0a0440ccc0227ad9829de5f46be37cfb6edcf72</meta:generator>
    <meta:document-statistic meta:table-count="0" meta:image-count="0" meta:object-count="0" meta:page-count="1" meta:paragraph-count="3" meta:word-count="164" meta:character-count="1243" meta:non-whitespace-character-count="1081"/>
  </office:meta>
</office:document-meta>
</file>